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7c5f0" officeooo:paragraph-rsid="0017c5f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7c5f0" officeooo:paragraph-rsid="0017c5f0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ANDO UM BANCO DE DADOS COM INSTRUÇÕES SQL</text:p>
      <text:p text:style-name="P1"/>
      <text:p text:style-name="P2">CREATE DATABASE cadastro</text:p>
      <text:p text:style-name="P2">DEFAULT CHARACTER SET utf8</text:p>
      <text:p text:style-name="P2">DEFAULT COLLATE utf8_general_ci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1:03:18.492479925</meta:creation-date>
    <dc:date>2022-10-18T11:04:15.652105119</dc:date>
    <meta:editing-duration>PT58S</meta:editing-duration>
    <meta:editing-cycles>1</meta:editing-cycles>
    <meta:document-statistic meta:table-count="0" meta:image-count="0" meta:object-count="0" meta:page-count="1" meta:paragraph-count="4" meta:word-count="18" meta:character-count="126" meta:non-whitespace-character-count="112"/>
    <meta:generator>LibreOffice/7.3.6.2$Linux_X86_64 LibreOffice_project/30$Build-2</meta:generator>
  </office:meta>
</office:document-meta>
</file>